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defects</text:p>
          </table:table-cell>
          <table:table-cell table:style-name="ce1" office:value-type="string" calcext:value-type="string">
            <text:p>Sr (score)</text:p>
          </table:table-cell>
          <table:table-cell table:number-columns-repeated="4"/>
          <table:table-cell office:value-type="string" calcext:value-type="string">
            <text:p>Sample</text:p>
          </table:table-cell>
          <table:table-cell office:value-type="string" calcext:value-type="string">
            <text:p>Mean dia.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r (score)</text:p>
          </table:table-cell>
          <table:table-cell table:number-columns-repeated="3"/>
          <table:table-cell office:value-type="string" calcext:value-type="string">
            <text:p>Sampl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0+([.B2]-[.B45]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50.2" calcext:value-type="float">
            <text:p>250.2</text:p>
          </table:table-cell>
          <table:table-cell office:value-type="float" office:value="0.005" calcext:value-type="float">
            <text:p>0.005</text:p>
          </table:table-cell>
          <table:table-cell table:formula="of:=0+([.I2]-[.I45])" office:value-type="float" office:value="0.199999999999989" calcext:value-type="float">
            <text:p>0.1999999999999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2]+([.B3]-[.$B$45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1.3" calcext:value-type="float">
            <text:p>251.3</text:p>
          </table:table-cell>
          <table:table-cell office:value-type="float" office:value="0.005" calcext:value-type="float">
            <text:p>0.005</text:p>
          </table:table-cell>
          <table:table-cell table:formula="of:=[.K2]+([.I3]-[.$I$45])"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3]+([.B4]-[.$B$45])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50.4" calcext:value-type="float">
            <text:p>250.4</text:p>
          </table:table-cell>
          <table:table-cell office:value-type="float" office:value="0.005" calcext:value-type="float">
            <text:p>0.005</text:p>
          </table:table-cell>
          <table:table-cell table:formula="of:=[.K3]+([.I4]-[.$I$45])" office:value-type="float" office:value="1.90000000000001" calcext:value-type="float">
            <text:p>1.900000000000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]+([.B5]-[.$B$45])"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50.2" calcext:value-type="float">
            <text:p>250.2</text:p>
          </table:table-cell>
          <table:table-cell office:value-type="float" office:value="0.003" calcext:value-type="float">
            <text:p>0.003</text:p>
          </table:table-cell>
          <table:table-cell table:formula="of:=[.K4]+([.I5]-[.$I$45])" office:value-type="float" office:value="2.09999999999999" calcext:value-type="float">
            <text:p>2.099999999999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5]+([.B6]-[.$B$45]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50.7" calcext:value-type="float">
            <text:p>250.7</text:p>
          </table:table-cell>
          <table:table-cell office:value-type="float" office:value="0.004" calcext:value-type="float">
            <text:p>0.004</text:p>
          </table:table-cell>
          <table:table-cell table:formula="of:=[.K5]+([.I6]-[.$I$45])" office:value-type="float" office:value="2.79999999999998" calcext:value-type="float">
            <text:p>2.7999999999999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C6]+([.B7]-[.$B$45])"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48.9" calcext:value-type="float">
            <text:p>248.9</text:p>
          </table:table-cell>
          <table:table-cell office:value-type="float" office:value="0.004" calcext:value-type="float">
            <text:p>0.004</text:p>
          </table:table-cell>
          <table:table-cell table:formula="of:=[.K6]+([.I7]-[.$I$45])" office:value-type="float" office:value="1.69999999999999" calcext:value-type="float">
            <text:p>1.699999999999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7]+([.B8]-[.$B$45])"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50.2" calcext:value-type="float">
            <text:p>250.2</text:p>
          </table:table-cell>
          <table:table-cell office:value-type="float" office:value="0.005" calcext:value-type="float">
            <text:p>0.005</text:p>
          </table:table-cell>
          <table:table-cell table:formula="of:=[.K7]+([.I8]-[.$I$45])" office:value-type="float" office:value="1.89999999999998" calcext:value-type="float">
            <text:p>1.8999999999999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8]+([.B9]-[.$B$45])" office:value-type="float" office:value="9" calcext:value-type="float">
            <text:p>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49.1" calcext:value-type="float">
            <text:p>249.1</text:p>
          </table:table-cell>
          <table:table-cell office:value-type="float" office:value="0.004" calcext:value-type="float">
            <text:p>0.004</text:p>
          </table:table-cell>
          <table:table-cell table:formula="of:=[.K8]+([.I9]-[.$I$45])" office:value-type="float" office:value="0.999999999999972" calcext:value-type="float">
            <text:p>0.99999999999997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]+([.B10]-[.$B$45]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50.4" calcext:value-type="float">
            <text:p>250.4</text:p>
          </table:table-cell>
          <table:table-cell office:value-type="float" office:value="0.004" calcext:value-type="float">
            <text:p>0.004</text:p>
          </table:table-cell>
          <table:table-cell table:formula="of:=[.K9]+([.I10]-[.$I$45])" office:value-type="float" office:value="1.39999999999998" calcext:value-type="float">
            <text:p>1.3999999999999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0]+([.B11]-[.$B$45])" office:value-type="float" office:value="11" calcext:value-type="float">
            <text:p>1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table:formula="of:=[.K10]+([.I11]-[.$I$45])" office:value-type="float" office:value="1.39999999999998" calcext:value-type="float">
            <text:p>1.399999999999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11]+([.B12]-[.$B$45])" office:value-type="float" office:value="13" calcext:value-type="float">
            <text:p>1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49.4" calcext:value-type="float">
            <text:p>249.4</text:p>
          </table:table-cell>
          <table:table-cell office:value-type="float" office:value="0.0045" calcext:value-type="float">
            <text:p>0.0045</text:p>
          </table:table-cell>
          <table:table-cell table:formula="of:=[.K11]+([.I12]-[.$I$45])" office:value-type="float" office:value="0.799999999999983" calcext:value-type="float">
            <text:p>0.79999999999998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12]+([.B13]-[.$B$45])" office:value-type="float" office:value="15" calcext:value-type="float">
            <text:p>1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49.8" calcext:value-type="float">
            <text:p>249.8</text:p>
          </table:table-cell>
          <table:table-cell office:value-type="float" office:value="0.0035" calcext:value-type="float">
            <text:p>0.0035</text:p>
          </table:table-cell>
          <table:table-cell table:formula="of:=[.K12]+([.I13]-[.$I$45])" office:value-type="float" office:value="0.599999999999994" calcext:value-type="float">
            <text:p>0.5999999999999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3]+([.B14]-[.$B$45])" office:value-type="float" office:value="14" calcext:value-type="float">
            <text:p>1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49.3" calcext:value-type="float">
            <text:p>249.3</text:p>
          </table:table-cell>
          <table:table-cell office:value-type="float" office:value="0.0045" calcext:value-type="float">
            <text:p>0.0045</text:p>
          </table:table-cell>
          <table:table-cell table:formula="of:=[.K13]+([.I14]-[.$I$45])" office:value-type="float" office:value="-0.0999999999999943" calcext:value-type="float">
            <text:p>-0.09999999999999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4]+([.B15]-[.$B$45])"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49.1" calcext:value-type="float">
            <text:p>249.1</text:p>
          </table:table-cell>
          <table:table-cell office:value-type="float" office:value="0.0035" calcext:value-type="float">
            <text:p>0.0035</text:p>
          </table:table-cell>
          <table:table-cell table:formula="of:=[.K14]+([.I15]-[.$I$45])" office:value-type="float" office:value="-1" calcext:value-type="float">
            <text:p>-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5]+([.B16]-[.$B$45])" office:value-type="float" office:value="13" calcext:value-type="float">
            <text:p>1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51" calcext:value-type="float">
            <text:p>251</text:p>
          </table:table-cell>
          <table:table-cell office:value-type="float" office:value="0.004" calcext:value-type="float">
            <text:p>0.004</text:p>
          </table:table-cell>
          <table:table-cell table:formula="of:=[.K15]+([.I16]-[.$I$45]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16]+([.B17]-[.$B$45])" office:value-type="float" office:value="15" calcext:value-type="float">
            <text:p>1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50.6" calcext:value-type="float">
            <text:p>250.6</text:p>
          </table:table-cell>
          <table:table-cell office:value-type="float" office:value="0.0045" calcext:value-type="float">
            <text:p>0.0045</text:p>
          </table:table-cell>
          <table:table-cell table:formula="of:=[.K16]+([.I17]-[.$I$45])" office:value-type="float" office:value="0.599999999999994" calcext:value-type="float">
            <text:p>0.59999999999999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7]+([.B18]-[.$B$45])" office:value-type="float" office:value="14" calcext:value-type="float">
            <text:p>14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]+([.B19]-[.$B$45])" office:value-type="float" office:value="12" calcext:value-type="float">
            <text:p>1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19]+([.B20]-[.$B$45])" office:value-type="float" office:value="13" calcext:value-type="float">
            <text:p>13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0]+([.B21]-[.$B$45])" office:value-type="float" office:value="15" calcext:value-type="float">
            <text:p>15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21]+([.B22]-[.$B$45])" office:value-type="float" office:value="15" calcext:value-type="float">
            <text:p>15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2]+([.B23]-[.$B$45])" office:value-type="float" office:value="14" calcext:value-type="float">
            <text:p>14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3]+([.B24]-[.$B$45])" office:value-type="float" office:value="12" calcext:value-type="float">
            <text:p>12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24]+([.B25]-[.$B$45])" office:value-type="float" office:value="13" calcext:value-type="float">
            <text:p>13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25]+([.B26]-[.$B$45])" office:value-type="float" office:value="13" calcext:value-type="float">
            <text:p>13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6]+([.B27]-[.$B$45])" office:value-type="float" office:value="11" calcext:value-type="float">
            <text:p>11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7]+([.B28]-[.$B$45])" office:value-type="float" office:value="10" calcext:value-type="float">
            <text:p>10</text:p>
          </table:table-cell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C28]+([.B29]-[.$B$45])" office:value-type="float" office:value="11" calcext:value-type="float">
            <text:p>11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9]+([.B30]-[.$B$45])" office:value-type="float" office:value="9" calcext:value-type="float">
            <text:p>9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30]+([.B31]-[.$B$45])" office:value-type="float" office:value="10" calcext:value-type="float">
            <text:p>10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1]+([.B32]-[.$B$45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C32]+([.B33]-[.$B$45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3]+([.B34]-[.$B$45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4]+([.B35]-[.$B$45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C35]+([.B36]-[.$B$45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+([.B37]-[.$B$45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37]+([.B38]-[.$B$45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C38]+([.B39]-[.$B$45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39]+([.B40]-[.$B$45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40]+([.B41]-[.$B$45])" office:value-type="float" office:value="6" calcext:value-type="float">
            <text:p>6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:.B41])" office:value-type="float" office:value="2.15" calcext:value-type="float">
            <text:p>2.15</text:p>
          </table:table-cell>
          <table:table-cell table:number-columns-repeated="5"/>
          <table:table-cell office:value-type="string" calcext:value-type="string">
            <text:p>Average:</text:p>
          </table:table-cell>
          <table:table-cell table:formula="of:=AVERAGE([.I2:.I17])" office:value-type="float" office:value="250.0375" calcext:value-type="float">
            <text:p>250.0375</text:p>
          </table:table-cell>
          <table:table-cell table:number-columns-repeated="5"/>
          <table:table-cell office:value-type="string" calcext:value-type="string">
            <text:p>Average:</text:p>
          </table:table-cell>
          <table:table-cell table:formula="of:=AVERAGE([.P2:.P31]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Flat Average:</text:p>
          </table:table-cell>
          <table:table-cell table:formula="of:=ROUND([.B44]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lat Average:</text:p>
          </table:table-cell>
          <table:table-cell table:formula="of:=ROUND([.I44];1)" office:value-type="float" office:value="250" calcext:value-type="float">
            <text:p>250</text:p>
          </table:table-cell>
          <table:table-cell table:number-columns-repeated="5"/>
          <table:table-cell office:value-type="string" calcext:value-type="string">
            <text:p>Flat Average:</text:p>
          </table:table-cell>
          <table:table-cell table:formula="of:=ROUND([.P44];1)"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Range:</text:p>
          </table:table-cell>
          <table:table-cell table:number-columns-repeated="6"/>
          <table:table-cell office:value-type="string" calcext:value-type="string">
            <text:p>Range:</text:p>
          </table:table-cell>
          <table:table-cell table:formula="of:=AVERAGE([.J2:.J17])" office:value-type="float" office:value="0.00421875" calcext:value-type="float">
            <text:p>0.00421875</text:p>
          </table:table-cell>
          <table:table-cell table:number-columns-repeated="5"/>
          <table:table-cell office:value-type="string" calcext:value-type="string">
            <text:p>Range: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d.dev. :</text:p>
          </table:table-cell>
          <table:table-cell table:formula="of:=STDEV([.B2:.B41])" office:value-type="float" office:value="1.54504999504207" calcext:value-type="float">
            <text:p>1.54504999504207</text:p>
          </table:table-cell>
          <table:table-cell table:number-columns-repeated="5"/>
          <table:table-cell office:value-type="string" calcext:value-type="string">
            <text:p>std.dev. (R) :</text:p>
          </table:table-cell>
          <table:table-cell table:formula="of:=[.I46]/2.326" office:value-type="float" office:value="0.00181373602751505" calcext:value-type="float">
            <text:p>0.001813736027515</text:p>
          </table:table-cell>
          <table:table-cell table:number-columns-repeated="5"/>
          <table:table-cell office:value-type="string" calcext:value-type="string">
            <text:p>std.dev. :</text:p>
          </table:table-cell>
          <table:table-cell table:formula="of:=STDEV([.P2:.P31])" office:value-type="float" office:value="0.313306430735518" calcext:value-type="float">
            <text:p>0.313306430735518</text:p>
          </table:table-cell>
        </table:table-row>
        <table:table-row table:style-name="ro1">
          <table:table-cell office:value-type="string" calcext:value-type="string">
            <text:p>Standard err:</text:p>
          </table:table-cell>
          <table:table-cell table:formula="of:=[.B47]/SQRT(100)" office:value-type="float" office:value="0.154504999504207" calcext:value-type="float">
            <text:p>0.154504999504207</text:p>
          </table:table-cell>
          <table:table-cell table:number-columns-repeated="5"/>
          <table:table-cell office:value-type="string" calcext:value-type="string">
            <text:p>Standard err:</text:p>
          </table:table-cell>
          <table:table-cell table:formula="of:=[.I47]/(SQRT(5))" office:value-type="float" office:value="0.000811127410152815" calcext:value-type="float">
            <text:p>0.000811127410153</text:p>
          </table:table-cell>
          <table:table-cell table:number-columns-repeated="5"/>
          <table:table-cell office:value-type="string" calcext:value-type="string">
            <text:p>Standard err:</text:p>
          </table:table-cell>
          <table:table-cell table:formula="of:=[.P47]/(SQRT(1))" office:value-type="float" office:value="0.313306430735518" calcext:value-type="float">
            <text:p>0.313306430735518</text:p>
          </table:table-cell>
        </table:table-row>
        <table:table-row table:style-name="ro1">
          <table:table-cell office:value-type="string" calcext:value-type="string">
            <text:p>2StdErr</text:p>
          </table:table-cell>
          <table:table-cell table:formula="of:=2*[.B48]" office:value-type="float" office:value="0.309009999008413" calcext:value-type="float">
            <text:p>0.309009999008413</text:p>
          </table:table-cell>
          <table:table-cell table:number-columns-repeated="5"/>
          <table:table-cell office:value-type="string" calcext:value-type="string">
            <text:p>2StdErr</text:p>
          </table:table-cell>
          <table:table-cell table:formula="of:=[.I48]*2" office:value-type="float" office:value="0.00162225482030563" calcext:value-type="float">
            <text:p>0.001622254820306</text:p>
          </table:table-cell>
          <table:table-cell table:number-columns-repeated="5"/>
          <table:table-cell office:value-type="string" calcext:value-type="string">
            <text:p>2StdErr</text:p>
          </table:table-cell>
          <table:table-cell table:formula="of:=[.P48]*2" office:value-type="float" office:value="0.626612861471037" calcext:value-type="float">
            <text:p>0.626612861471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22:27:55.109339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8:55:44.604539658</meta:creation-date>
    <dc:date>2019-11-03T22:45:26.890738381</dc:date>
    <meta:editing-duration>PT10M18S</meta:editing-duration>
    <meta:editing-cycles>3</meta:editing-cycles>
    <meta:generator>LibreOffice/6.0.7.3$Linux_X86_64 LibreOffice_project/00m0$Build-3</meta:generator>
    <meta:document-statistic meta:table-count="1" meta:cell-count="288" meta:object-count="0"/>
  </office:meta>
</office:document-meta>
</file>